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3" style:family="table-row">
      <style:table-row-properties style:min-row-height="0.259in" fo:keep-together="auto"/>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P20" style:family="paragraph" style:parent-style-name="Heading_20_1">
      <style:paragraph-properties fo:margin-left="0in" fo:margin-right="0in" fo:text-indent="0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9"/>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ian Chan</text:span></text:p>
          </table:table-cell>
          <table:table-cell table:style-name="Table1.A1" office:value-type="string">
            <text:p text:style-name="P6"><text:span text:style-name="T5">Sprint No.</text:span></text:p>
          </table:table-cell>
          <table:table-cell table:style-name="Table1.D1" office:value-type="string">
            <text:p text:style-name="P6"><text:span text:style-name="T5">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1/28/3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NotFound.vue</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9">✓</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8"><text:span text:style-name="T9">No methods</text:span></text:p>
          </table:table-cell>
        </table:table-row>
        <table:table-row table:style-name="Table4.1">
          <table:table-cell table:style-name="Table4.A1" office:value-type="string">
            <text:p text:style-name="P5"><text:span text:style-name="T3">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5"><text:span text:style-name="T3">Comments are found at the top of the statement using ‘/* */’</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Bracketing of block statements follows the following format:</text:span></text:p>
            <text:p text:style-name="P12"/>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
      <text:list xml:id="list3040358027"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3">
          <table:table-cell table:style-name="Table5.A1" office:value-type="string">
            <text:p text:style-name="P6"><text:span text:style-name="T9">N/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3"/>
          </table:table-cell>
        </table:table-row>
      </table:table>
      <text:p text:style-name="P20"/>
      <text:p text:style-name="P4"/>
      <text:list xml:id="list52637941847727"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2" meta:word-count="388" meta:character-count="2332" meta:non-whitespace-character-count="2005"/>
    <meta:generator>LibreOfficeDev/6.0.5.2$Linux_X86_64 LibreOffice_project/</meta:generator>
  </office:meta>
</office:document-meta>
</file>